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35cm" svg:height="9.563cm" svg:x="24.505cm" svg:y="1.567cm">
            <draw:object draw:notify-on-update-of-ranges="Sheet1.B6:Sheet1.B6 Sheet1.B7:Sheet1.B53 Sheet1.C6:Sheet1.C6 Sheet1.C7:Sheet1.C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135cm" svg:height="9.563cm" svg:x="23.434cm" svg:y="11.742cm">
            <draw:object draw:notify-on-update-of-ranges="Sheet1.B7:Sheet1.B53 Sheet1.C7:Sheet1.C53 Sheet1.C6:Sheet1.C6 Sheet1.B7:Sheet1.B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Postcode</text:p>
          </table:table-cell>
          <table:table-cell table:style-name="Default" office:value-type="float" office:value="4061" calcext:value-type="float">
            <text:p>40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a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o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ystem Size</text:p>
          </table:table-cell>
          <table:table-cell table:style-name="ce1" office:value-type="string" calcext:value-type="string">
            <text:p><text:a xlink:href="https://www.pvoutput.org/display.jsp?sid=48707" xlink:type="simple">338.880kW</text:a></text:p>
          </table:table-cell>
          <table:table-cell table:number-columns-repeated="2"/>
          <table:table-cell table:formula="of:=AVERAGE([.E7:.E99])" office:value-type="float" office:value="49.136191735527" calcext:value-type="float">
            <text:p>49.13619173552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Reported output (kWh)</text:p>
          </table:table-cell>
          <table:table-cell office:value-type="string" calcext:value-type="string">
            <text:p>Daily insolation (MJ/m2)</text:p>
          </table:table-cell>
          <table:table-cell office:value-type="string" calcext:value-type="string">
            <text:p>Avg T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x1 b</text:p>
          </table:table-cell>
          <table:table-cell office:value-type="string" calcext:value-type="string">
            <text:p>ex1 err %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8" xlink:type="simple">28/02/19</text:a></text:p>
          </table:table-cell>
          <table:table-cell office:value-type="float" office:value="598.343" calcext:value-type="float">
            <text:p>598.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www.pvoutput.org/intraday.jsp?id=53465&amp;sid=48707&amp;dt=20190227" xlink:type="simple">27/02/19</text:a></text:p>
          </table:table-cell>
          <table:table-cell office:value-type="float" office:value="816.328" calcext:value-type="float">
            <text:p>816.328</text:p>
          </table:table-cell>
          <table:table-cell office:value-type="float" office:value="16.03" calcext:value-type="float">
            <text:p>16.03</text:p>
          </table:table-cell>
          <table:table-cell/>
          <table:table-cell table:formula="of:=[.B8]/[.C8]" office:value-type="float" office:value="50.925015595758" calcext:value-type="float">
            <text:p>50.925015595758</text:p>
          </table:table-cell>
          <table:table-cell table:formula="of:=[.E$4]*[.C8]" office:value-type="float" office:value="787.653153520499" calcext:value-type="float">
            <text:p>787.653153520499</text:p>
          </table:table-cell>
          <table:table-cell table:formula="of:=100*ABS([.F8]-[.B8])/[.B8]" office:value-type="float" office:value="3.51266237094666" calcext:value-type="float">
            <text:p>3.5126623709466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6" xlink:type="simple">26/02/19</text:a></text:p>
          </table:table-cell>
          <table:table-cell office:value-type="float" office:value="750.734" calcext:value-type="float">
            <text:p>750.734</text:p>
          </table:table-cell>
          <table:table-cell office:value-type="float" office:value="17.57" calcext:value-type="float">
            <text:p>17.57</text:p>
          </table:table-cell>
          <table:table-cell/>
          <table:table-cell table:formula="of:=[.B9]/[.C9]" office:value-type="float" office:value="42.7281730221969" calcext:value-type="float">
            <text:p>42.7281730221969</text:p>
          </table:table-cell>
          <table:table-cell table:formula="of:=[.E$4]*[.C9]" office:value-type="float" office:value="863.32288879321" calcext:value-type="float">
            <text:p>863.32288879321</text:p>
          </table:table-cell>
          <table:table-cell table:formula="of:=100*ABS([.F9]-[.B9])/[.B9]" office:value-type="float" office:value="14.9971746042154" calcext:value-type="float">
            <text:p>14.9971746042154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5" xlink:type="simple">25/02/19</text:a></text:p>
          </table:table-cell>
          <table:table-cell office:value-type="float" office:value="967.765" calcext:value-type="float">
            <text:p>967.765</text:p>
          </table:table-cell>
          <table:table-cell office:value-type="float" office:value="12.71" calcext:value-type="float">
            <text:p>12.71</text:p>
          </table:table-cell>
          <table:table-cell/>
          <table:table-cell table:formula="of:=[.B10]/[.C10]" office:value-type="float" office:value="76.1420141620771" calcext:value-type="float">
            <text:p>76.1420141620771</text:p>
          </table:table-cell>
          <table:table-cell table:formula="of:=[.E$4]*[.C10]" office:value-type="float" office:value="624.520996958549" calcext:value-type="float">
            <text:p>624.520996958549</text:p>
          </table:table-cell>
          <table:table-cell table:formula="of:=100*ABS([.F10]-[.B10])/[.B10]" office:value-type="float" office:value="35.4677016673936" calcext:value-type="float">
            <text:p>35.467701667393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4" xlink:type="simple">24/02/19</text:a></text:p>
          </table:table-cell>
          <table:table-cell office:value-type="float" office:value="924.031" calcext:value-type="float">
            <text:p>924.031</text:p>
          </table:table-cell>
          <table:table-cell office:value-type="float" office:value="20.82" calcext:value-type="float">
            <text:p>20.82</text:p>
          </table:table-cell>
          <table:table-cell/>
          <table:table-cell table:formula="of:=[.B11]/[.C11]" office:value-type="float" office:value="44.3818924111431" calcext:value-type="float">
            <text:p>44.3818924111431</text:p>
          </table:table-cell>
          <table:table-cell table:formula="of:=[.E$4]*[.C11]" office:value-type="float" office:value="1023.01551193367" calcext:value-type="float">
            <text:p>1023.01551193367</text:p>
          </table:table-cell>
          <table:table-cell table:formula="of:=100*ABS([.F11]-[.B11])/[.B11]" office:value-type="float" office:value="10.7122501229583" calcext:value-type="float">
            <text:p>10.7122501229583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3" xlink:type="simple">23/02/19</text:a></text:p>
          </table:table-cell>
          <table:table-cell office:value-type="float" office:value="1170.078" calcext:value-type="float">
            <text:p>1170.078</text:p>
          </table:table-cell>
          <table:table-cell office:value-type="float" office:value="19.52" calcext:value-type="float">
            <text:p>19.52</text:p>
          </table:table-cell>
          <table:table-cell/>
          <table:table-cell table:formula="of:=[.B12]/[.C12]" office:value-type="float" office:value="59.9425204918033" calcext:value-type="float">
            <text:p>59.9425204918033</text:p>
          </table:table-cell>
          <table:table-cell table:formula="of:=[.E$4]*[.C12]" office:value-type="float" office:value="959.138462677488" calcext:value-type="float">
            <text:p>959.138462677488</text:p>
          </table:table-cell>
          <table:table-cell table:formula="of:=100*ABS([.F12]-[.B12])/[.B12]" office:value-type="float" office:value="18.0278184294134" calcext:value-type="float">
            <text:p>18.0278184294134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2" xlink:type="simple">22/02/19</text:a></text:p>
          </table:table-cell>
          <table:table-cell office:value-type="float" office:value="950.515" calcext:value-type="float">
            <text:p>950.515</text:p>
          </table:table-cell>
          <table:table-cell office:value-type="float" office:value="18.23" calcext:value-type="float">
            <text:p>18.23</text:p>
          </table:table-cell>
          <table:table-cell/>
          <table:table-cell table:formula="of:=[.B13]/[.C13]" office:value-type="float" office:value="52.1401535929786" calcext:value-type="float">
            <text:p>52.1401535929786</text:p>
          </table:table-cell>
          <table:table-cell table:formula="of:=[.E$4]*[.C13]" office:value-type="float" office:value="895.752775338658" calcext:value-type="float">
            <text:p>895.752775338658</text:p>
          </table:table-cell>
          <table:table-cell table:formula="of:=100*ABS([.F13]-[.B13])/[.B13]" office:value-type="float" office:value="5.76132145850849" calcext:value-type="float">
            <text:p>5.7613214585084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1" xlink:type="simple">21/02/19</text:a></text:p>
          </table:table-cell>
          <table:table-cell office:value-type="float" office:value="1113.64" calcext:value-type="float">
            <text:p>1113.64</text:p>
          </table:table-cell>
          <table:table-cell office:value-type="float" office:value="21.59" calcext:value-type="float">
            <text:p>21.59</text:p>
          </table:table-cell>
          <table:table-cell/>
          <table:table-cell table:formula="of:=[.B14]/[.C14]" office:value-type="float" office:value="51.5812876331635" calcext:value-type="float">
            <text:p>51.5812876331635</text:p>
          </table:table-cell>
          <table:table-cell table:formula="of:=[.E$4]*[.C14]" office:value-type="float" office:value="1060.85037957003" calcext:value-type="float">
            <text:p>1060.85037957003</text:p>
          </table:table-cell>
          <table:table-cell table:formula="of:=100*ABS([.F14]-[.B14])/[.B14]" office:value-type="float" office:value="4.74027696831753" calcext:value-type="float">
            <text:p>4.74027696831753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20" xlink:type="simple">20/02/19</text:a></text:p>
          </table:table-cell>
          <table:table-cell office:value-type="float" office:value="1390.39" calcext:value-type="float">
            <text:p>1390.39</text:p>
          </table:table-cell>
          <table:table-cell office:value-type="float" office:value="27.32" calcext:value-type="float">
            <text:p>27.32</text:p>
          </table:table-cell>
          <table:table-cell/>
          <table:table-cell table:formula="of:=[.B15]/[.C15]" office:value-type="float" office:value="50.8927525622255" calcext:value-type="float">
            <text:p>50.8927525622255</text:p>
          </table:table-cell>
          <table:table-cell table:formula="of:=[.E$4]*[.C15]" office:value-type="float" office:value="1342.4007582146" calcext:value-type="float">
            <text:p>1342.4007582146</text:p>
          </table:table-cell>
          <table:table-cell table:formula="of:=100*ABS([.F15]-[.B15])/[.B15]" office:value-type="float" office:value="3.45149503271752" calcext:value-type="float">
            <text:p>3.4514950327175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9" xlink:type="simple">19/02/19</text:a></text:p>
          </table:table-cell>
          <table:table-cell office:value-type="float" office:value="1454.265" calcext:value-type="float">
            <text:p>1454.265</text:p>
          </table:table-cell>
          <table:table-cell office:value-type="float" office:value="27.69" calcext:value-type="float">
            <text:p>27.69</text:p>
          </table:table-cell>
          <table:table-cell/>
          <table:table-cell table:formula="of:=[.B16]/[.C16]" office:value-type="float" office:value="52.5195016251354" calcext:value-type="float">
            <text:p>52.5195016251354</text:p>
          </table:table-cell>
          <table:table-cell table:formula="of:=[.E$4]*[.C16]" office:value-type="float" office:value="1360.58114915674" calcext:value-type="float">
            <text:p>1360.58114915674</text:p>
          </table:table-cell>
          <table:table-cell table:formula="of:=100*ABS([.F16]-[.B16])/[.B16]" office:value-type="float" office:value="6.44200684491866" calcext:value-type="float">
            <text:p>6.4420068449186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8" xlink:type="simple">18/02/19</text:a></text:p>
          </table:table-cell>
          <table:table-cell office:value-type="float" office:value="1194.984" calcext:value-type="float">
            <text:p>1194.984</text:p>
          </table:table-cell>
          <table:table-cell office:value-type="float" office:value="24.95" calcext:value-type="float">
            <text:p>24.95</text:p>
          </table:table-cell>
          <table:table-cell/>
          <table:table-cell table:formula="of:=[.B17]/[.C17]" office:value-type="float" office:value="47.8951503006012" calcext:value-type="float">
            <text:p>47.8951503006012</text:p>
          </table:table-cell>
          <table:table-cell table:formula="of:=[.E$4]*[.C17]" office:value-type="float" office:value="1225.9479838014" calcext:value-type="float">
            <text:p>1225.9479838014</text:p>
          </table:table-cell>
          <table:table-cell table:formula="of:=100*ABS([.F17]-[.B17])/[.B17]" office:value-type="float" office:value="2.59116304497799" calcext:value-type="float">
            <text:p>2.5911630449779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7" xlink:type="simple">17/02/19</text:a></text:p>
          </table:table-cell>
          <table:table-cell office:value-type="float" office:value="1247.828" calcext:value-type="float">
            <text:p>1247.8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18]/[.C18]" office:value-type="float" office:value="47.9933846153846" calcext:value-type="float">
            <text:p>47.9933846153846</text:p>
          </table:table-cell>
          <table:table-cell table:formula="of:=[.E$4]*[.C18]" office:value-type="float" office:value="1277.5409851237" calcext:value-type="float">
            <text:p>1277.5409851237</text:p>
          </table:table-cell>
          <table:table-cell table:formula="of:=100*ABS([.F18]-[.B18])/[.B18]" office:value-type="float" office:value="2.38117634190796" calcext:value-type="float">
            <text:p>2.3811763419079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6" xlink:type="simple">16/02/19</text:a></text:p>
          </table:table-cell>
          <table:table-cell office:value-type="float" office:value="1079.906" calcext:value-type="float">
            <text:p>1079.906</text:p>
          </table:table-cell>
          <table:table-cell office:value-type="float" office:value="19.21" calcext:value-type="float">
            <text:p>19.21</text:p>
          </table:table-cell>
          <table:table-cell/>
          <table:table-cell table:formula="of:=[.B19]/[.C19]" office:value-type="float" office:value="56.2158250910984" calcext:value-type="float">
            <text:p>56.2158250910984</text:p>
          </table:table-cell>
          <table:table-cell table:formula="of:=[.E$4]*[.C19]" office:value-type="float" office:value="943.906243239475" calcext:value-type="float">
            <text:p>943.906243239475</text:p>
          </table:table-cell>
          <table:table-cell table:formula="of:=100*ABS([.F19]-[.B19])/[.B19]" office:value-type="float" office:value="12.5936661858093" calcext:value-type="float">
            <text:p>12.5936661858093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5" xlink:type="simple">15/02/19</text:a></text:p>
          </table:table-cell>
          <table:table-cell office:value-type="float" office:value="1167.578" calcext:value-type="float">
            <text:p>1167.578</text:p>
          </table:table-cell>
          <table:table-cell office:value-type="float" office:value="23.61" calcext:value-type="float">
            <text:p>23.61</text:p>
          </table:table-cell>
          <table:table-cell/>
          <table:table-cell table:formula="of:=[.B20]/[.C20]" office:value-type="float" office:value="49.4526895383312" calcext:value-type="float">
            <text:p>49.4526895383312</text:p>
          </table:table-cell>
          <table:table-cell table:formula="of:=[.E$4]*[.C20]" office:value-type="float" office:value="1160.10548687579" calcext:value-type="float">
            <text:p>1160.10548687579</text:p>
          </table:table-cell>
          <table:table-cell table:formula="of:=100*ABS([.F20]-[.B20])/[.B20]" office:value-type="float" office:value="0.640001192571841" calcext:value-type="float">
            <text:p>0.640001192571841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4" xlink:type="simple">14/02/19</text:a></text:p>
          </table:table-cell>
          <table:table-cell office:value-type="float" office:value="782.343" calcext:value-type="float">
            <text:p>782.343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[.B21]/[.C21]" office:value-type="float" office:value="49.5153797468354" calcext:value-type="float">
            <text:p>49.5153797468354</text:p>
          </table:table-cell>
          <table:table-cell table:formula="of:=[.E$4]*[.C21]" office:value-type="float" office:value="776.351829421327" calcext:value-type="float">
            <text:p>776.351829421327</text:p>
          </table:table-cell>
          <table:table-cell table:formula="of:=100*ABS([.F21]-[.B21])/[.B21]" office:value-type="float" office:value="0.765798451404641" calcext:value-type="float">
            <text:p>0.765798451404641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3" xlink:type="simple">13/02/19</text:a></text:p>
          </table:table-cell>
          <table:table-cell office:value-type="float" office:value="1383.468" calcext:value-type="float">
            <text:p>1383.468</text:p>
          </table:table-cell>
          <table:table-cell office:value-type="float" office:value="28.13" calcext:value-type="float">
            <text:p>28.13</text:p>
          </table:table-cell>
          <table:table-cell/>
          <table:table-cell table:formula="of:=[.B22]/[.C22]" office:value-type="float" office:value="49.1812300035549" calcext:value-type="float">
            <text:p>49.1812300035549</text:p>
          </table:table-cell>
          <table:table-cell table:formula="of:=[.E$4]*[.C22]" office:value-type="float" office:value="1382.20107352038" calcext:value-type="float">
            <text:p>1382.20107352038</text:p>
          </table:table-cell>
          <table:table-cell table:formula="of:=100*ABS([.F22]-[.B22])/[.B22]" office:value-type="float" office:value="0.091576131838562" calcext:value-type="float">
            <text:p>0.09157613183856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2" xlink:type="simple">12/02/19</text:a></text:p>
          </table:table-cell>
          <table:table-cell office:value-type="float" office:value="1219.671" calcext:value-type="float">
            <text:p>1219.671</text:p>
          </table:table-cell>
          <table:table-cell office:value-type="float" office:value="27.2" calcext:value-type="float">
            <text:p>27.2</text:p>
          </table:table-cell>
          <table:table-cell/>
          <table:table-cell table:formula="of:=[.B23]/[.C23]" office:value-type="float" office:value="44.8408455882353" calcext:value-type="float">
            <text:p>44.8408455882353</text:p>
          </table:table-cell>
          <table:table-cell table:formula="of:=[.E$4]*[.C23]" office:value-type="float" office:value="1336.50441520634" calcext:value-type="float">
            <text:p>1336.50441520634</text:p>
          </table:table-cell>
          <table:table-cell table:formula="of:=100*ABS([.F23]-[.B23])/[.B23]" office:value-type="float" office:value="9.57909265747366" calcext:value-type="float">
            <text:p>9.5790926574736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1" xlink:type="simple">11/02/19</text:a></text:p>
          </table:table-cell>
          <table:table-cell office:value-type="float" office:value="1182.359" calcext:value-type="float">
            <text:p>1182.359</text:p>
          </table:table-cell>
          <table:table-cell office:value-type="float" office:value="25.12" calcext:value-type="float">
            <text:p>25.12</text:p>
          </table:table-cell>
          <table:table-cell/>
          <table:table-cell table:formula="of:=[.B24]/[.C24]" office:value-type="float" office:value="47.0684315286624" calcext:value-type="float">
            <text:p>47.0684315286624</text:p>
          </table:table-cell>
          <table:table-cell table:formula="of:=[.E$4]*[.C24]" office:value-type="float" office:value="1234.30113639644" calcext:value-type="float">
            <text:p>1234.30113639644</text:p>
          </table:table-cell>
          <table:table-cell table:formula="of:=100*ABS([.F24]-[.B24])/[.B24]" office:value-type="float" office:value="4.39309350175702" calcext:value-type="float">
            <text:p>4.3930935017570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10" xlink:type="simple">10/02/19</text:a></text:p>
          </table:table-cell>
          <table:table-cell office:value-type="float" office:value="1199.093" calcext:value-type="float">
            <text:p>1199.093</text:p>
          </table:table-cell>
          <table:table-cell office:value-type="float" office:value="26.2" calcext:value-type="float">
            <text:p>26.2</text:p>
          </table:table-cell>
          <table:table-cell/>
          <table:table-cell table:formula="of:=[.B25]/[.C25]" office:value-type="float" office:value="45.7669083969466" calcext:value-type="float">
            <text:p>45.7669083969466</text:p>
          </table:table-cell>
          <table:table-cell table:formula="of:=[.E$4]*[.C25]" office:value-type="float" office:value="1287.36822347081" calcext:value-type="float">
            <text:p>1287.36822347081</text:p>
          </table:table-cell>
          <table:table-cell table:formula="of:=100*ABS([.F25]-[.B25])/[.B25]" office:value-type="float" office:value="7.36183294129884" calcext:value-type="float">
            <text:p>7.36183294129884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9" xlink:type="simple">09/02/19</text:a></text:p>
          </table:table-cell>
          <table:table-cell office:value-type="float" office:value="1366.109" calcext:value-type="float">
            <text:p>1366.109</text:p>
          </table:table-cell>
          <table:table-cell office:value-type="float" office:value="28.25" calcext:value-type="float">
            <text:p>28.25</text:p>
          </table:table-cell>
          <table:table-cell/>
          <table:table-cell table:formula="of:=[.B26]/[.C26]" office:value-type="float" office:value="48.3578407079646" calcext:value-type="float">
            <text:p>48.3578407079646</text:p>
          </table:table-cell>
          <table:table-cell table:formula="of:=[.E$4]*[.C26]" office:value-type="float" office:value="1388.09741652864" calcext:value-type="float">
            <text:p>1388.09741652864</text:p>
          </table:table-cell>
          <table:table-cell table:formula="of:=100*ABS([.F26]-[.B26])/[.B26]" office:value-type="float" office:value="1.60956530764668" calcext:value-type="float">
            <text:p>1.60956530764668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8" xlink:type="simple">08/02/19</text:a></text:p>
          </table:table-cell>
          <table:table-cell office:value-type="float" office:value="738.14" calcext:value-type="float">
            <text:p>738.14</text:p>
          </table:table-cell>
          <table:table-cell office:value-type="float" office:value="17.09" calcext:value-type="float">
            <text:p>17.09</text:p>
          </table:table-cell>
          <table:table-cell/>
          <table:table-cell table:formula="of:=[.B27]/[.C27]" office:value-type="float" office:value="43.1913399648917" calcext:value-type="float">
            <text:p>43.1913399648917</text:p>
          </table:table-cell>
          <table:table-cell table:formula="of:=[.E$4]*[.C27]" office:value-type="float" office:value="839.737516760157" calcext:value-type="float">
            <text:p>839.737516760157</text:p>
          </table:table-cell>
          <table:table-cell table:formula="of:=100*ABS([.F27]-[.B27])/[.B27]" office:value-type="float" office:value="13.7639901319746" calcext:value-type="float">
            <text:p>13.763990131974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7" xlink:type="simple">07/02/19</text:a></text:p>
          </table:table-cell>
          <table:table-cell office:value-type="float" office:value="850.953" calcext:value-type="float">
            <text:p>850.953</text:p>
          </table:table-cell>
          <table:table-cell office:value-type="float" office:value="18.26" calcext:value-type="float">
            <text:p>18.26</text:p>
          </table:table-cell>
          <table:table-cell/>
          <table:table-cell table:formula="of:=[.B28]/[.C28]" office:value-type="float" office:value="46.602026286966" calcext:value-type="float">
            <text:p>46.602026286966</text:p>
          </table:table-cell>
          <table:table-cell table:formula="of:=[.E$4]*[.C28]" office:value-type="float" office:value="897.226861090724" calcext:value-type="float">
            <text:p>897.226861090724</text:p>
          </table:table-cell>
          <table:table-cell table:formula="of:=100*ABS([.F28]-[.B28])/[.B28]" office:value-type="float" office:value="5.43788682697211" calcext:value-type="float">
            <text:p>5.43788682697211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6" xlink:type="simple">06/02/19</text:a></text:p>
          </table:table-cell>
          <table:table-cell office:value-type="float" office:value="933.625" calcext:value-type="float">
            <text:p>933.625</text:p>
          </table:table-cell>
          <table:table-cell office:value-type="float" office:value="19.3" calcext:value-type="float">
            <text:p>19.3</text:p>
          </table:table-cell>
          <table:table-cell/>
          <table:table-cell table:formula="of:=[.B29]/[.C29]" office:value-type="float" office:value="48.3743523316062" calcext:value-type="float">
            <text:p>48.3743523316062</text:p>
          </table:table-cell>
          <table:table-cell table:formula="of:=[.E$4]*[.C29]" office:value-type="float" office:value="948.328500495672" calcext:value-type="float">
            <text:p>948.328500495672</text:p>
          </table:table-cell>
          <table:table-cell table:formula="of:=100*ABS([.F29]-[.B29])/[.B29]" office:value-type="float" office:value="1.57488290220077" calcext:value-type="float">
            <text:p>1.57488290220077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5" xlink:type="simple">05/02/19</text:a></text:p>
          </table:table-cell>
          <table:table-cell office:value-type="float" office:value="899.546" calcext:value-type="float">
            <text:p>899.546</text:p>
          </table:table-cell>
          <table:table-cell office:value-type="float" office:value="22.04" calcext:value-type="float">
            <text:p>22.04</text:p>
          </table:table-cell>
          <table:table-cell/>
          <table:table-cell table:formula="of:=[.B30]/[.C30]" office:value-type="float" office:value="40.8142468239564" calcext:value-type="float">
            <text:p>40.8142468239564</text:p>
          </table:table-cell>
          <table:table-cell table:formula="of:=[.E$4]*[.C30]" office:value-type="float" office:value="1082.96166585102" calcext:value-type="float">
            <text:p>1082.96166585102</text:p>
          </table:table-cell>
          <table:table-cell table:formula="of:=100*ABS([.F30]-[.B30])/[.B30]" office:value-type="float" office:value="20.3898039512172" calcext:value-type="float">
            <text:p>20.389803951217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204" xlink:type="simple">04/02/19</text:a></text:p>
          </table:table-cell>
          <table:table-cell office:value-type="float" office:value="968.921" calcext:value-type="float">
            <text:p>968.921</text:p>
          </table:table-cell>
          <table:table-cell office:value-type="float" office:value="20.13" calcext:value-type="float">
            <text:p>20.13</text:p>
          </table:table-cell>
          <table:table-cell/>
          <table:table-cell table:formula="of:=[.B31]/[.C31]" office:value-type="float" office:value="48.1331843020368" calcext:value-type="float">
            <text:p>48.1331843020368</text:p>
          </table:table-cell>
          <table:table-cell table:formula="of:=[.E$4]*[.C31]" office:value-type="float" office:value="989.111539636159" calcext:value-type="float">
            <text:p>989.111539636159</text:p>
          </table:table-cell>
          <table:table-cell table:formula="of:=100*ABS([.F31]-[.B31])/[.B31]" office:value-type="float" office:value="2.08381690934135" calcext:value-type="float">
            <text:p>2.08381690934135</text:p>
          </table:table-cell>
        </table:table-row>
        <table:table-row table:style-name="ro1">
          <table:table-cell table:number-columns-repeated="2"/>
          <table:table-cell office:value-type="float" office:value="17.11" calcext:value-type="float">
            <text:p>17.11</text:p>
          </table:table-cell>
          <table:table-cell table:number-columns-repeated="2"/>
          <table:table-cell table:formula="of:=[.E$4]*[.C32]" office:value-type="float" office:value="840.720240594868" calcext:value-type="float">
            <text:p>840.7202405948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13" calcext:value-type="float">
            <text:p>23.13</text:p>
          </table:table-cell>
          <table:table-cell table:number-columns-repeated="2"/>
          <table:table-cell table:formula="of:=[.E$4]*[.C33]" office:value-type="float" office:value="1136.52011484274" calcext:value-type="float">
            <text:p>1136.520114842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14" calcext:value-type="float">
            <text:p>24.14</text:p>
          </table:table-cell>
          <table:table-cell table:number-columns-repeated="2"/>
          <table:table-cell table:formula="of:=[.E$4]*[.C34]" office:value-type="float" office:value="1186.14766849562" calcext:value-type="float">
            <text:p>1186.14766849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44" calcext:value-type="float">
            <text:p>26.44</text:p>
          </table:table-cell>
          <table:table-cell table:number-columns-repeated="2"/>
          <table:table-cell table:formula="of:=[.E$4]*[.C35]" office:value-type="float" office:value="1299.16090948733" calcext:value-type="float">
            <text:p>1299.160909487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32" calcext:value-type="float">
            <text:p>24.32</text:p>
          </table:table-cell>
          <table:table-cell table:number-columns-repeated="2"/>
          <table:table-cell table:formula="of:=[.E$4]*[.C36]" office:value-type="float" office:value="1194.99218300802" calcext:value-type="float">
            <text:p>1194.992183008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48" calcext:value-type="float">
            <text:p>26.48</text:p>
          </table:table-cell>
          <table:table-cell table:number-columns-repeated="2"/>
          <table:table-cell table:formula="of:=[.E$4]*[.C37]" office:value-type="float" office:value="1301.12635715676" calcext:value-type="float">
            <text:p>1301.12635715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28" calcext:value-type="float">
            <text:p>29.28</text:p>
          </table:table-cell>
          <table:table-cell table:number-columns-repeated="2"/>
          <table:table-cell table:formula="of:=[.E$4]*[.C38]" office:value-type="float" office:value="1438.70769401623" calcext:value-type="float">
            <text:p>1438.707694016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pvoutput.org/intraday.jsp?id=53465&amp;sid=48707&amp;dt=20190127" xlink:type="simple">27/01/19</text:a></text:p>
          </table:table-cell>
          <table:table-cell office:value-type="float" office:value="1499.421" calcext:value-type="float">
            <text:p>1499.421</text:p>
          </table:table-cell>
          <table:table-cell office:value-type="float" office:value="29.96" calcext:value-type="float">
            <text:p>29.96</text:p>
          </table:table-cell>
          <table:table-cell/>
          <table:table-cell table:formula="of:=[.B39]/[.C39]" office:value-type="float" office:value="50.0474299065421" calcext:value-type="float">
            <text:p>50.0474299065421</text:p>
          </table:table-cell>
          <table:table-cell table:formula="of:=[.E$4]*[.C39]" office:value-type="float" office:value="1472.12030439639" calcext:value-type="float">
            <text:p>1472.12030439639</text:p>
          </table:table-cell>
          <table:table-cell table:formula="of:=100*ABS([.F39]-[.B39])/[.B39]" office:value-type="float" office:value="1.82074918275854" calcext:value-type="float">
            <text:p>1.82074918275854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6" xlink:type="simple">26/01/19</text:a></text:p>
          </table:table-cell>
          <table:table-cell office:value-type="float" office:value="1286.546" calcext:value-type="float">
            <text:p>1286.546</text:p>
          </table:table-cell>
          <table:table-cell office:value-type="float" office:value="27.65" calcext:value-type="float">
            <text:p>27.65</text:p>
          </table:table-cell>
          <table:table-cell/>
          <table:table-cell table:formula="of:=[.B40]/[.C40]" office:value-type="float" office:value="46.5296925858951" calcext:value-type="float">
            <text:p>46.5296925858951</text:p>
          </table:table-cell>
          <table:table-cell table:formula="of:=[.E$4]*[.C40]" office:value-type="float" office:value="1358.61570148732" calcext:value-type="float">
            <text:p>1358.61570148732</text:p>
          </table:table-cell>
          <table:table-cell table:formula="of:=100*ABS([.F40]-[.B40])/[.B40]" office:value-type="float" office:value="5.6017974862401" calcext:value-type="float">
            <text:p>5.6017974862401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5" xlink:type="simple">25/01/19</text:a></text:p>
          </table:table-cell>
          <table:table-cell office:value-type="float" office:value="605.625" calcext:value-type="float">
            <text:p>605.625</text:p>
          </table:table-cell>
          <table:table-cell office:value-type="float" office:value="23.61" calcext:value-type="float">
            <text:p>23.61</text:p>
          </table:table-cell>
          <table:table-cell/>
          <table:table-cell table:formula="of:=[.B41]/[.C41]" office:value-type="float" office:value="25.651207115629" calcext:value-type="float">
            <text:p>25.651207115629</text:p>
          </table:table-cell>
          <table:table-cell table:formula="of:=[.E$4]*[.C41]" office:value-type="float" office:value="1160.10548687579" calcext:value-type="float">
            <text:p>1160.10548687579</text:p>
          </table:table-cell>
          <table:table-cell table:formula="of:=100*ABS([.F41]-[.B41])/[.B41]" office:value-type="float" office:value="91.5550855522466" calcext:value-type="float">
            <text:p>91.555085552246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4" xlink:type="simple">24/01/19</text:a></text:p>
          </table:table-cell>
          <table:table-cell office:value-type="float" office:value="1511.796" calcext:value-type="float">
            <text:p>1511.796</text:p>
          </table:table-cell>
          <table:table-cell office:value-type="float" office:value="28.65" calcext:value-type="float">
            <text:p>28.65</text:p>
          </table:table-cell>
          <table:table-cell/>
          <table:table-cell table:formula="of:=[.B42]/[.C42]" office:value-type="float" office:value="52.7677486910995" calcext:value-type="float">
            <text:p>52.7677486910995</text:p>
          </table:table-cell>
          <table:table-cell table:formula="of:=[.E$4]*[.C42]" office:value-type="float" office:value="1407.75189322285" calcext:value-type="float">
            <text:p>1407.75189322285</text:p>
          </table:table-cell>
          <table:table-cell table:formula="of:=100*ABS([.F42]-[.B42])/[.B42]" office:value-type="float" office:value="6.88215253758776" calcext:value-type="float">
            <text:p>6.88215253758776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3" xlink:type="simple">23/01/19</text:a></text:p>
          </table:table-cell>
          <table:table-cell office:value-type="float" office:value="1391.906" calcext:value-type="float">
            <text:p>1391.906</text:p>
          </table:table-cell>
          <table:table-cell office:value-type="float" office:value="28.66" calcext:value-type="float">
            <text:p>28.66</text:p>
          </table:table-cell>
          <table:table-cell/>
          <table:table-cell table:formula="of:=[.B43]/[.C43]" office:value-type="float" office:value="48.5661549197488" calcext:value-type="float">
            <text:p>48.5661549197488</text:p>
          </table:table-cell>
          <table:table-cell table:formula="of:=[.E$4]*[.C43]" office:value-type="float" office:value="1408.24325514021" calcext:value-type="float">
            <text:p>1408.24325514021</text:p>
          </table:table-cell>
          <table:table-cell table:formula="of:=100*ABS([.F43]-[.B43])/[.B43]" office:value-type="float" office:value="1.17373264719062" calcext:value-type="float">
            <text:p>1.1737326471906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2" xlink:type="simple">22/01/19</text:a></text:p>
          </table:table-cell>
          <table:table-cell office:value-type="float" office:value="1302.656" calcext:value-type="float">
            <text:p>1302.656</text:p>
          </table:table-cell>
          <table:table-cell office:value-type="float" office:value="24.83" calcext:value-type="float">
            <text:p>24.83</text:p>
          </table:table-cell>
          <table:table-cell/>
          <table:table-cell table:formula="of:=[.B44]/[.C44]" office:value-type="float" office:value="52.4629883205799" calcext:value-type="float">
            <text:p>52.4629883205799</text:p>
          </table:table-cell>
          <table:table-cell table:formula="of:=[.E$4]*[.C44]" office:value-type="float" office:value="1220.05164079314" calcext:value-type="float">
            <text:p>1220.05164079314</text:p>
          </table:table-cell>
          <table:table-cell table:formula="of:=100*ABS([.F44]-[.B44])/[.B44]" office:value-type="float" office:value="6.34122586522179" calcext:value-type="float">
            <text:p>6.3412258652217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1" xlink:type="simple">21/01/19</text:a></text:p>
          </table:table-cell>
          <table:table-cell office:value-type="float" office:value="1276.765" calcext:value-type="float">
            <text:p>1276.765</text:p>
          </table:table-cell>
          <table:table-cell office:value-type="float" office:value="27.03" calcext:value-type="float">
            <text:p>27.03</text:p>
          </table:table-cell>
          <table:table-cell/>
          <table:table-cell table:formula="of:=[.B45]/[.C45]" office:value-type="float" office:value="47.2351091379948" calcext:value-type="float">
            <text:p>47.2351091379948</text:p>
          </table:table-cell>
          <table:table-cell table:formula="of:=[.E$4]*[.C45]" office:value-type="float" office:value="1328.1512626113" calcext:value-type="float">
            <text:p>1328.1512626113</text:p>
          </table:table-cell>
          <table:table-cell table:formula="of:=100*ABS([.F45]-[.B45])/[.B45]" office:value-type="float" office:value="4.02472362661069" calcext:value-type="float">
            <text:p>4.0247236266106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20" xlink:type="simple">20/01/19</text:a></text:p>
          </table:table-cell>
          <table:table-cell office:value-type="float" office:value="1289.234" calcext:value-type="float">
            <text:p>1289.234</text:p>
          </table:table-cell>
          <table:table-cell office:value-type="float" office:value="27.91" calcext:value-type="float">
            <text:p>27.91</text:p>
          </table:table-cell>
          <table:table-cell/>
          <table:table-cell table:formula="of:=[.B46]/[.C46]" office:value-type="float" office:value="46.1925474740236" calcext:value-type="float">
            <text:p>46.1925474740236</text:p>
          </table:table-cell>
          <table:table-cell table:formula="of:=[.E$4]*[.C46]" office:value-type="float" office:value="1371.39111133856" calcext:value-type="float">
            <text:p>1371.39111133856</text:p>
          </table:table-cell>
          <table:table-cell table:formula="of:=100*ABS([.F46]-[.B46])/[.B46]" office:value-type="float" office:value="6.37255233251371" calcext:value-type="float">
            <text:p>6.37255233251371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9" xlink:type="simple">19/01/19</text:a></text:p>
          </table:table-cell>
          <table:table-cell office:value-type="float" office:value="1242.109" calcext:value-type="float">
            <text:p>1242.109</text:p>
          </table:table-cell>
          <table:table-cell office:value-type="float" office:value="25.78" calcext:value-type="float">
            <text:p>25.78</text:p>
          </table:table-cell>
          <table:table-cell/>
          <table:table-cell table:formula="of:=[.B47]/[.C47]" office:value-type="float" office:value="48.1811093871218" calcext:value-type="float">
            <text:p>48.1811093871218</text:p>
          </table:table-cell>
          <table:table-cell table:formula="of:=[.E$4]*[.C47]" office:value-type="float" office:value="1266.73102294189" calcext:value-type="float">
            <text:p>1266.73102294189</text:p>
          </table:table-cell>
          <table:table-cell table:formula="of:=100*ABS([.F47]-[.B47])/[.B47]" office:value-type="float" office:value="1.98227554440772" calcext:value-type="float">
            <text:p>1.9822755444077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8" xlink:type="simple">18/01/19</text:a></text:p>
          </table:table-cell>
          <table:table-cell office:value-type="float" office:value="1395.343" calcext:value-type="float">
            <text:p>1395.343</text:p>
          </table:table-cell>
          <table:table-cell office:value-type="float" office:value="27.47" calcext:value-type="float">
            <text:p>27.47</text:p>
          </table:table-cell>
          <table:table-cell/>
          <table:table-cell table:formula="of:=[.B48]/[.C48]" office:value-type="float" office:value="50.7951583545686" calcext:value-type="float">
            <text:p>50.7951583545686</text:p>
          </table:table-cell>
          <table:table-cell table:formula="of:=[.E$4]*[.C48]" office:value-type="float" office:value="1349.77118697493" calcext:value-type="float">
            <text:p>1349.77118697493</text:p>
          </table:table-cell>
          <table:table-cell table:formula="of:=100*ABS([.F48]-[.B48])/[.B48]" office:value-type="float" office:value="3.26599359620339" calcext:value-type="float">
            <text:p>3.2659935962033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7" xlink:type="simple">17/01/19</text:a></text:p>
          </table:table-cell>
          <table:table-cell office:value-type="float" office:value="1416.312" calcext:value-type="float">
            <text:p>1416.312</text:p>
          </table:table-cell>
          <table:table-cell office:value-type="float" office:value="26.18" calcext:value-type="float">
            <text:p>26.18</text:p>
          </table:table-cell>
          <table:table-cell/>
          <table:table-cell table:formula="of:=[.B49]/[.C49]" office:value-type="float" office:value="54.0990068754775" calcext:value-type="float">
            <text:p>54.0990068754775</text:p>
          </table:table-cell>
          <table:table-cell table:formula="of:=[.E$4]*[.C49]" office:value-type="float" office:value="1286.3854996361" calcext:value-type="float">
            <text:p>1286.3854996361</text:p>
          </table:table-cell>
          <table:table-cell table:formula="of:=100*ABS([.F49]-[.B49])/[.B49]" office:value-type="float" office:value="9.17357901111493" calcext:value-type="float">
            <text:p>9.17357901111493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6" xlink:type="simple">16/01/19</text:a></text:p>
          </table:table-cell>
          <table:table-cell office:value-type="float" office:value="1582.687" calcext:value-type="float">
            <text:p>1582.687</text:p>
          </table:table-cell>
          <table:table-cell office:value-type="float" office:value="30.9" calcext:value-type="float">
            <text:p>30.9</text:p>
          </table:table-cell>
          <table:table-cell/>
          <table:table-cell table:formula="of:=[.B50]/[.C50]" office:value-type="float" office:value="51.219644012945" calcext:value-type="float">
            <text:p>51.219644012945</text:p>
          </table:table-cell>
          <table:table-cell table:formula="of:=[.E$4]*[.C50]" office:value-type="float" office:value="1518.30832462779" calcext:value-type="float">
            <text:p>1518.30832462779</text:p>
          </table:table-cell>
          <table:table-cell table:formula="of:=100*ABS([.F50]-[.B50])/[.B50]" office:value-type="float" office:value="4.06768207309558" calcext:value-type="float">
            <text:p>4.06768207309558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5" xlink:type="simple">15/01/19</text:a></text:p>
          </table:table-cell>
          <table:table-cell office:value-type="float" office:value="1418.953" calcext:value-type="float">
            <text:p>1418.953</text:p>
          </table:table-cell>
          <table:table-cell office:value-type="float" office:value="28.9" calcext:value-type="float">
            <text:p>28.9</text:p>
          </table:table-cell>
          <table:table-cell/>
          <table:table-cell table:formula="of:=[.B51]/[.C51]" office:value-type="float" office:value="49.0987197231834" calcext:value-type="float">
            <text:p>49.0987197231834</text:p>
          </table:table-cell>
          <table:table-cell table:formula="of:=[.E$4]*[.C51]" office:value-type="float" office:value="1420.03594115673" calcext:value-type="float">
            <text:p>1420.03594115673</text:p>
          </table:table-cell>
          <table:table-cell table:formula="of:=100*ABS([.F51]-[.B51])/[.B51]" office:value-type="float" office:value="0.0763197341089889" calcext:value-type="float">
            <text:p>0.076319734108989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4" xlink:type="simple">14/01/19</text:a></text:p>
          </table:table-cell>
          <table:table-cell office:value-type="float" office:value="1487.937" calcext:value-type="float">
            <text:p>1487.937</text:p>
          </table:table-cell>
          <table:table-cell office:value-type="float" office:value="29.19" calcext:value-type="float">
            <text:p>29.19</text:p>
          </table:table-cell>
          <table:table-cell/>
          <table:table-cell table:formula="of:=[.B52]/[.C52]" office:value-type="float" office:value="50.9742034943474" calcext:value-type="float">
            <text:p>50.9742034943474</text:p>
          </table:table-cell>
          <table:table-cell table:formula="of:=[.E$4]*[.C52]" office:value-type="float" office:value="1434.28543676003" calcext:value-type="float">
            <text:p>1434.28543676003</text:p>
          </table:table-cell>
          <table:table-cell table:formula="of:=100*ABS([.F52]-[.B52])/[.B52]" office:value-type="float" office:value="3.605768472722" calcext:value-type="float">
            <text:p>3.605768472722</text:p>
          </table:table-cell>
        </table:table-row>
        <table:table-row table:style-name="ro1">
          <table:table-cell office:value-type="string" calcext:value-type="string">
            <text:p><text:a xlink:href="https://www.pvoutput.org/intraday.jsp?id=53465&amp;sid=48707&amp;dt=20190113" xlink:type="simple">13/01/19</text:a></text:p>
          </table:table-cell>
          <table:table-cell office:value-type="float" office:value="1372.375" calcext:value-type="float">
            <text:p>1372.375</text:p>
          </table:table-cell>
          <table:table-cell office:value-type="float" office:value="28.69" calcext:value-type="float">
            <text:p>28.69</text:p>
          </table:table-cell>
          <table:table-cell/>
          <table:table-cell table:formula="of:=[.B53]/[.C53]" office:value-type="float" office:value="47.8346113628442" calcext:value-type="float">
            <text:p>47.8346113628442</text:p>
          </table:table-cell>
          <table:table-cell table:formula="of:=[.E$4]*[.C53]" office:value-type="float" office:value="1409.71734089227" calcext:value-type="float">
            <text:p>1409.71734089227</text:p>
          </table:table-cell>
          <table:table-cell table:formula="of:=100*ABS([.F53]-[.B53])/[.B53]" office:value-type="float" office:value="2.72100124909524" calcext:value-type="float">
            <text:p>2.72100124909524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row table:style-name="ro2">
          <table:table-cell office:value-type="string" calcext:value-type="string">
            <text:p><text:a xlink:href="https://www.pvoutput.org/intraday.jsp?id=53465&amp;sid=48707&amp;dt=20190228" xlink:type="simple">28/02/19</text:a></text:p>
          </table:table-cell>
          <table:table-cell office:value-type="string" calcext:value-type="string">
            <text:p>598.343kWh</text:p>
          </table:table-cell>
          <table:table-cell office:value-type="string" calcext:value-type="string">
            <text:p>1.766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1.750kW</text:p>
          </table:table-cell>
          <table:table-cell office:value-type="string" calcext:value-type="string">
            <text:p>4:00PM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20 to 26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7" xlink:type="simple">27/02/19</text:a></text:p>
          </table:table-cell>
          <table:table-cell office:value-type="string" calcext:value-type="string">
            <text:p>816.328kWh</text:p>
          </table:table-cell>
          <table:table-cell office:value-type="string" calcext:value-type="string">
            <text:p>2.40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0.299kW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18 to 29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6" xlink:type="simple">26/02/19</text:a></text:p>
          </table:table-cell>
          <table:table-cell office:value-type="string" calcext:value-type="string">
            <text:p>750.734kWh</text:p>
          </table:table-cell>
          <table:table-cell office:value-type="string" calcext:value-type="string">
            <text:p>2.21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0.500kW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19 to 26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5" xlink:type="simple">25/02/19</text:a></text:p>
          </table:table-cell>
          <table:table-cell office:value-type="string" calcext:value-type="string">
            <text:p>967.765kWh</text:p>
          </table:table-cell>
          <table:table-cell office:value-type="string" calcext:value-type="string">
            <text:p>2.856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2.450kW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19 to 29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4" xlink:type="simple">24/02/19</text:a></text:p>
          </table:table-cell>
          <table:table-cell office:value-type="string" calcext:value-type="string">
            <text:p>924.031kWh</text:p>
          </table:table-cell>
          <table:table-cell office:value-type="string" calcext:value-type="string">
            <text:p>2.727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5.550kW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0 to 30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3" xlink:type="simple">23/02/19</text:a></text:p>
          </table:table-cell>
          <table:table-cell office:value-type="string" calcext:value-type="string">
            <text:p>1,170.078kWh</text:p>
          </table:table-cell>
          <table:table-cell office:value-type="string" calcext:value-type="string">
            <text:p>3.453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2.250kW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1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2" xlink:type="simple">22/02/19</text:a></text:p>
          </table:table-cell>
          <table:table-cell office:value-type="string" calcext:value-type="string">
            <text:p>950.515kWh</text:p>
          </table:table-cell>
          <table:table-cell office:value-type="string" calcext:value-type="string">
            <text:p>2.80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7.750kW</text:p>
          </table:table-cell>
          <table:table-cell office:value-type="string" calcext:value-type="string">
            <text:p>10:5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3 to 32C</text:p>
          </table:table-cell>
          <table:table-cell office:value-type="string" calcext:value-type="string">
            <text:p>Updated 19:05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1" xlink:type="simple">21/02/19</text:a></text:p>
          </table:table-cell>
          <table:table-cell office:value-type="string" calcext:value-type="string">
            <text:p>1,113.640kWh</text:p>
          </table:table-cell>
          <table:table-cell office:value-type="string" calcext:value-type="string">
            <text:p>3.286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3.400kW</text:p>
          </table:table-cell>
          <table:table-cell office:value-type="string" calcext:value-type="string">
            <text:p>1:4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5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20" xlink:type="simple">20/02/19</text:a></text:p>
          </table:table-cell>
          <table:table-cell office:value-type="string" calcext:value-type="string">
            <text:p>1,390.390kWh</text:p>
          </table:table-cell>
          <table:table-cell office:value-type="string" calcext:value-type="string">
            <text:p>4.103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9.000kW</text:p>
          </table:table-cell>
          <table:table-cell office:value-type="string" calcext:value-type="string">
            <text:p>9:4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3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9" xlink:type="simple">19/02/19</text:a></text:p>
          </table:table-cell>
          <table:table-cell office:value-type="string" calcext:value-type="string">
            <text:p>1,454.265kWh</text:p>
          </table:table-cell>
          <table:table-cell office:value-type="string" calcext:value-type="string">
            <text:p>4.291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5.500kW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0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8" xlink:type="simple">18/02/19</text:a></text:p>
          </table:table-cell>
          <table:table-cell office:value-type="string" calcext:value-type="string">
            <text:p>1,194.984kWh</text:p>
          </table:table-cell>
          <table:table-cell office:value-type="string" calcext:value-type="string">
            <text:p>3.526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8.900kW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0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7" xlink:type="simple">17/02/19</text:a></text:p>
          </table:table-cell>
          <table:table-cell office:value-type="string" calcext:value-type="string">
            <text:p>1,247.828kWh</text:p>
          </table:table-cell>
          <table:table-cell office:value-type="string" calcext:value-type="string">
            <text:p>3.682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5.549kW</text:p>
          </table:table-cell>
          <table:table-cell office:value-type="string" calcext:value-type="string">
            <text:p>11:4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0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6" xlink:type="simple">16/02/19</text:a></text:p>
          </table:table-cell>
          <table:table-cell office:value-type="string" calcext:value-type="string">
            <text:p>1,079.906kWh</text:p>
          </table:table-cell>
          <table:table-cell office:value-type="string" calcext:value-type="string">
            <text:p>3.187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9.650kW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0 to 30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5" xlink:type="simple">15/02/19</text:a></text:p>
          </table:table-cell>
          <table:table-cell office:value-type="string" calcext:value-type="string">
            <text:p>1,167.578kWh</text:p>
          </table:table-cell>
          <table:table-cell office:value-type="string" calcext:value-type="string">
            <text:p>3.44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4.949kW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3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4" xlink:type="simple">14/02/19</text:a></text:p>
          </table:table-cell>
          <table:table-cell office:value-type="string" calcext:value-type="string">
            <text:p>782.343kWh</text:p>
          </table:table-cell>
          <table:table-cell office:value-type="string" calcext:value-type="string">
            <text:p>2.30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3.700kW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25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3" xlink:type="simple">13/02/19</text:a></text:p>
          </table:table-cell>
          <table:table-cell office:value-type="string" calcext:value-type="string">
            <text:p>1,383.468kWh</text:p>
          </table:table-cell>
          <table:table-cell office:value-type="string" calcext:value-type="string">
            <text:p>4.082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8.950kW</text:p>
          </table:table-cell>
          <table:table-cell office:value-type="string" calcext:value-type="string">
            <text:p>2:40P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3 to 34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2" xlink:type="simple">12/02/19</text:a></text:p>
          </table:table-cell>
          <table:table-cell office:value-type="string" calcext:value-type="string">
            <text:p>1,219.671kWh</text:p>
          </table:table-cell>
          <table:table-cell office:value-type="string" calcext:value-type="string">
            <text:p>3.59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5.650kW</text:p>
          </table:table-cell>
          <table:table-cell office:value-type="string" calcext:value-type="string">
            <text:p>12:15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4 to 34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1" xlink:type="simple">11/02/19</text:a></text:p>
          </table:table-cell>
          <table:table-cell office:value-type="string" calcext:value-type="string">
            <text:p>1,182.359kWh</text:p>
          </table:table-cell>
          <table:table-cell office:value-type="string" calcext:value-type="string">
            <text:p>3.48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4.750kW</text:p>
          </table:table-cell>
          <table:table-cell office:value-type="string" calcext:value-type="string">
            <text:p>11:0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3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10" xlink:type="simple">10/02/19</text:a></text:p>
          </table:table-cell>
          <table:table-cell office:value-type="string" calcext:value-type="string">
            <text:p>1,199.093kWh</text:p>
          </table:table-cell>
          <table:table-cell office:value-type="string" calcext:value-type="string">
            <text:p>3.538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2.950kW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2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9" xlink:type="simple">09/02/19</text:a></text:p>
          </table:table-cell>
          <table:table-cell office:value-type="string" calcext:value-type="string">
            <text:p>1,366.109kWh</text:p>
          </table:table-cell>
          <table:table-cell office:value-type="string" calcext:value-type="string">
            <text:p>4.031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.550kW</text:p>
          </table:table-cell>
          <table:table-cell office:value-type="string" calcext:value-type="string">
            <text:p>11:1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1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8" xlink:type="simple">08/02/19</text:a></text:p>
          </table:table-cell>
          <table:table-cell office:value-type="string" calcext:value-type="string">
            <text:p>738.140kWh</text:p>
          </table:table-cell>
          <table:table-cell office:value-type="string" calcext:value-type="string">
            <text:p>2.178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1.400kW</text:p>
          </table:table-cell>
          <table:table-cell office:value-type="string" calcext:value-type="string">
            <text:p>1:40PM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22 to 30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7" xlink:type="simple">07/02/19</text:a></text:p>
          </table:table-cell>
          <table:table-cell office:value-type="string" calcext:value-type="string">
            <text:p>850.953kWh</text:p>
          </table:table-cell>
          <table:table-cell office:value-type="string" calcext:value-type="string">
            <text:p>2.511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6.200kW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1 to 30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6" xlink:type="simple">06/02/19</text:a></text:p>
          </table:table-cell>
          <table:table-cell office:value-type="string" calcext:value-type="string">
            <text:p>933.625kWh</text:p>
          </table:table-cell>
          <table:table-cell office:value-type="string" calcext:value-type="string">
            <text:p>2.75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2.900kW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1 to 30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5" xlink:type="simple">05/02/19</text:a></text:p>
          </table:table-cell>
          <table:table-cell office:value-type="string" calcext:value-type="string">
            <text:p>899.546kWh</text:p>
          </table:table-cell>
          <table:table-cell office:value-type="string" calcext:value-type="string">
            <text:p>2.654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.550kW</text:p>
          </table:table-cell>
          <table:table-cell office:value-type="string" calcext:value-type="string">
            <text:p>1:1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2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204" xlink:type="simple">04/02/19</text:a></text:p>
          </table:table-cell>
          <table:table-cell office:value-type="string" calcext:value-type="string">
            <text:p>968.921kWh</text:p>
          </table:table-cell>
          <table:table-cell office:value-type="string" calcext:value-type="string">
            <text:p>2.85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4.649kW</text:p>
          </table:table-cell>
          <table:table-cell office:value-type="string" calcext:value-type="string">
            <text:p>4:1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1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7" xlink:type="simple">27/01/19</text:a></text:p>
          </table:table-cell>
          <table:table-cell office:value-type="string" calcext:value-type="string">
            <text:p>1,499.421kWh</text:p>
          </table:table-cell>
          <table:table-cell office:value-type="string" calcext:value-type="string">
            <text:p>4.42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3.950kW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3 to 32C</text:p>
          </table:table-cell>
          <table:table-cell office:value-type="string" calcext:value-type="string">
            <text:p>Updated 18:2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6" xlink:type="simple">26/01/19</text:a></text:p>
          </table:table-cell>
          <table:table-cell office:value-type="string" calcext:value-type="string">
            <text:p>1,286.546kWh</text:p>
          </table:table-cell>
          <table:table-cell office:value-type="string" calcext:value-type="string">
            <text:p>3.796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7.500kW</text:p>
          </table:table-cell>
          <table:table-cell office:value-type="string" calcext:value-type="string">
            <text:p>11:5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4 to 33C</text:p>
          </table:table-cell>
          <table:table-cell office:value-type="string" calcext:value-type="string">
            <text:p>Updated 18:45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5" xlink:type="simple">25/01/19</text:a></text:p>
          </table:table-cell>
          <table:table-cell office:value-type="string" calcext:value-type="string">
            <text:p>605.625kWh</text:p>
          </table:table-cell>
          <table:table-cell office:value-type="string" calcext:value-type="string">
            <text:p>1.787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2.250kW</text:p>
          </table:table-cell>
          <table:table-cell office:value-type="string" calcext:value-type="string">
            <text:p>11:2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d 12:45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4" xlink:type="simple">24/01/19</text:a></text:p>
          </table:table-cell>
          <table:table-cell office:value-type="string" calcext:value-type="string">
            <text:p>1,511.796kWh</text:p>
          </table:table-cell>
          <table:table-cell office:value-type="string" calcext:value-type="string">
            <text:p>4.461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7.599kW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4 to 33C</text:p>
          </table:table-cell>
          <table:table-cell office:value-type="string" calcext:value-type="string">
            <text:p>Updated 19:01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3" xlink:type="simple">23/01/19</text:a></text:p>
          </table:table-cell>
          <table:table-cell office:value-type="string" calcext:value-type="string">
            <text:p>1,391.906kWh</text:p>
          </table:table-cell>
          <table:table-cell office:value-type="string" calcext:value-type="string">
            <text:p>4.107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8.800kW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3 to 33C</text:p>
          </table:table-cell>
          <table:table-cell office:value-type="string" calcext:value-type="string">
            <text:p>Updated 19:01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2" xlink:type="simple">22/01/19</text:a></text:p>
          </table:table-cell>
          <table:table-cell office:value-type="string" calcext:value-type="string">
            <text:p>1,302.656kWh</text:p>
          </table:table-cell>
          <table:table-cell office:value-type="string" calcext:value-type="string">
            <text:p>3.844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.600kW</text:p>
          </table:table-cell>
          <table:table-cell office:value-type="string" calcext:value-type="string">
            <text:p>11:2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2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1" xlink:type="simple">21/01/19</text:a></text:p>
          </table:table-cell>
          <table:table-cell office:value-type="string" calcext:value-type="string">
            <text:p>1,276.765kWh</text:p>
          </table:table-cell>
          <table:table-cell office:value-type="string" calcext:value-type="string">
            <text:p>3.768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2.200kW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3 to 32C</text:p>
          </table:table-cell>
          <table:table-cell office:value-type="string" calcext:value-type="string">
            <text:p>Updated 19:01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20" xlink:type="simple">20/01/19</text:a></text:p>
          </table:table-cell>
          <table:table-cell office:value-type="string" calcext:value-type="string">
            <text:p>1,289.234kWh</text:p>
          </table:table-cell>
          <table:table-cell office:value-type="string" calcext:value-type="string">
            <text:p>3.804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0.849kW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2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9" xlink:type="simple">19/01/19</text:a></text:p>
          </table:table-cell>
          <table:table-cell office:value-type="string" calcext:value-type="string">
            <text:p>1,242.109kWh</text:p>
          </table:table-cell>
          <table:table-cell office:value-type="string" calcext:value-type="string">
            <text:p>3.665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3.650kW</text:p>
          </table:table-cell>
          <table:table-cell office:value-type="string" calcext:value-type="string">
            <text:p>10:30AM</text:p>
          </table:table-cell>
          <table:table-cell office:value-type="string" calcext:value-type="string">
            <text:p>Mostly Cloudy</text:p>
          </table:table-cell>
          <table:table-cell office:value-type="string" calcext:value-type="string">
            <text:p>21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8" xlink:type="simple">18/01/19</text:a></text:p>
          </table:table-cell>
          <table:table-cell office:value-type="string" calcext:value-type="string">
            <text:p>1,395.343kWh</text:p>
          </table:table-cell>
          <table:table-cell office:value-type="string" calcext:value-type="string">
            <text:p>4.118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0.500kW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1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7" xlink:type="simple">17/01/19</text:a></text:p>
          </table:table-cell>
          <table:table-cell office:value-type="string" calcext:value-type="string">
            <text:p>1,416.312kWh</text:p>
          </table:table-cell>
          <table:table-cell office:value-type="string" calcext:value-type="string">
            <text:p>4.179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5.000kW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4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6" xlink:type="simple">16/01/19</text:a></text:p>
          </table:table-cell>
          <table:table-cell office:value-type="string" calcext:value-type="string">
            <text:p>1,582.687kWh</text:p>
          </table:table-cell>
          <table:table-cell office:value-type="string" calcext:value-type="string">
            <text:p>4.670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4.600kW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3 to 33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5" xlink:type="simple">15/01/19</text:a></text:p>
          </table:table-cell>
          <table:table-cell office:value-type="string" calcext:value-type="string">
            <text:p>1,418.953kWh</text:p>
          </table:table-cell>
          <table:table-cell office:value-type="string" calcext:value-type="string">
            <text:p>4.187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0.550kW</text:p>
          </table:table-cell>
          <table:table-cell office:value-type="string" calcext:value-type="string">
            <text:p>9:55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1 to 31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4" xlink:type="simple">14/01/19</text:a></text:p>
          </table:table-cell>
          <table:table-cell office:value-type="string" calcext:value-type="string">
            <text:p>1,487.937kWh</text:p>
          </table:table-cell>
          <table:table-cell office:value-type="string" calcext:value-type="string">
            <text:p>4.391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4.150kW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1 to 32C</text:p>
          </table:table-cell>
          <table:table-cell office:value-type="string" calcext:value-type="string">
            <text:p>Updated 19:00 UTC+10:00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pvoutput.org/intraday.jsp?id=53465&amp;sid=48707&amp;dt=20190113" xlink:type="simple">13/01/19</text:a></text:p>
          </table:table-cell>
          <table:table-cell office:value-type="string" calcext:value-type="string">
            <text:p>1,372.375kWh</text:p>
          </table:table-cell>
          <table:table-cell office:value-type="string" calcext:value-type="string">
            <text:p>4.050kWh/k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2.100kW</text:p>
          </table:table-cell>
          <table:table-cell office:value-type="string" calcext:value-type="string">
            <text:p>11:25AM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20 to 32C</text:p>
          </table:table-cell>
          <table:table-cell office:value-type="string" calcext:value-type="string">
            <text:p>Updated 19:00 UTC+10:00</text:p>
          </table:table-cell>
          <table:table-cell table:style-name="Default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019011320190113.grid</text:p>
          </table:table-cell>
          <table:table-cell office:value-type="float" office:value="28.69" calcext:value-type="float">
            <text:p>28.69</text:p>
          </table:table-cell>
          <table:table-cell table:number-columns-repeated="2"/>
          <table:table-cell office:value-type="string" calcext:value-type="string">
            <text:p>2019022720190227.grid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2019011420190114.grid</text:p>
          </table:table-cell>
          <table:table-cell office:value-type="float" office:value="29.19" calcext:value-type="float">
            <text:p>29.19</text:p>
          </table:table-cell>
          <table:table-cell table:number-columns-repeated="2"/>
          <table:table-cell office:value-type="string" calcext:value-type="string">
            <text:p>2019022620190226.grid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office:value-type="string" calcext:value-type="string">
            <text:p>2019011520190115.grid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office:value-type="string" calcext:value-type="string">
            <text:p>2019022520190225.grid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string" calcext:value-type="string">
            <text:p>2019011620190116.grid</text:p>
          </table:table-cell>
          <table:table-cell office:value-type="float" office:value="30.9" calcext:value-type="float">
            <text:p>30.9</text:p>
          </table:table-cell>
          <table:table-cell table:number-columns-repeated="2"/>
          <table:table-cell office:value-type="string" calcext:value-type="string">
            <text:p>2019022420190224.grid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string" calcext:value-type="string">
            <text:p>2019011720190117.grid</text:p>
          </table:table-cell>
          <table:table-cell office:value-type="float" office:value="26.18" calcext:value-type="float">
            <text:p>26.18</text:p>
          </table:table-cell>
          <table:table-cell table:number-columns-repeated="2"/>
          <table:table-cell office:value-type="string" calcext:value-type="string">
            <text:p>2019022320190223.grid</text:p>
          </table:table-cell>
          <table:table-cell office:value-type="float" office:value="19.52" calcext:value-type="float">
            <text:p>19.52</text:p>
          </table:table-cell>
        </table:table-row>
        <table:table-row table:style-name="ro1">
          <table:table-cell office:value-type="string" calcext:value-type="string">
            <text:p>2019011820190118.grid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  <table:table-cell office:value-type="string" calcext:value-type="string">
            <text:p>2019022220190222.grid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string" calcext:value-type="string">
            <text:p>2019011920190119.grid</text:p>
          </table:table-cell>
          <table:table-cell office:value-type="float" office:value="25.78" calcext:value-type="float">
            <text:p>25.78</text:p>
          </table:table-cell>
          <table:table-cell table:number-columns-repeated="2"/>
          <table:table-cell office:value-type="string" calcext:value-type="string">
            <text:p>2019022120190221.grid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string" calcext:value-type="string">
            <text:p>2019012020190120.grid</text:p>
          </table:table-cell>
          <table:table-cell office:value-type="float" office:value="27.91" calcext:value-type="float">
            <text:p>27.91</text:p>
          </table:table-cell>
          <table:table-cell table:number-columns-repeated="2"/>
          <table:table-cell office:value-type="string" calcext:value-type="string">
            <text:p>2019022020190220.grid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2019012120190121.grid</text:p>
          </table:table-cell>
          <table:table-cell office:value-type="float" office:value="27.03" calcext:value-type="float">
            <text:p>27.03</text:p>
          </table:table-cell>
          <table:table-cell table:number-columns-repeated="2"/>
          <table:table-cell office:value-type="string" calcext:value-type="string">
            <text:p>2019021920190219.grid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string" calcext:value-type="string">
            <text:p>2019012220190122.grid</text:p>
          </table:table-cell>
          <table:table-cell office:value-type="float" office:value="24.83" calcext:value-type="float">
            <text:p>24.83</text:p>
          </table:table-cell>
          <table:table-cell table:number-columns-repeated="2"/>
          <table:table-cell office:value-type="string" calcext:value-type="string">
            <text:p>2019021820190218.grid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string" calcext:value-type="string">
            <text:p>2019012320190123.grid</text:p>
          </table:table-cell>
          <table:table-cell office:value-type="float" office:value="28.66" calcext:value-type="float">
            <text:p>28.66</text:p>
          </table:table-cell>
          <table:table-cell table:number-columns-repeated="2"/>
          <table:table-cell office:value-type="string" calcext:value-type="string">
            <text:p>2019021720190217.gri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012420190124.grid</text:p>
          </table:table-cell>
          <table:table-cell office:value-type="float" office:value="28.65" calcext:value-type="float">
            <text:p>28.65</text:p>
          </table:table-cell>
          <table:table-cell table:number-columns-repeated="2"/>
          <table:table-cell office:value-type="string" calcext:value-type="string">
            <text:p>2019021620190216.grid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string" calcext:value-type="string">
            <text:p>2019012520190125.grid</text:p>
          </table:table-cell>
          <table:table-cell office:value-type="float" office:value="23.61" calcext:value-type="float">
            <text:p>23.61</text:p>
          </table:table-cell>
          <table:table-cell table:number-columns-repeated="2"/>
          <table:table-cell office:value-type="string" calcext:value-type="string">
            <text:p>2019021520190215.grid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string" calcext:value-type="string">
            <text:p>2019012620190126.grid</text:p>
          </table:table-cell>
          <table:table-cell office:value-type="float" office:value="27.65" calcext:value-type="float">
            <text:p>27.65</text:p>
          </table:table-cell>
          <table:table-cell table:number-columns-repeated="2"/>
          <table:table-cell office:value-type="string" calcext:value-type="string">
            <text:p>2019021420190214.grid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2019012720190127.grid</text:p>
          </table:table-cell>
          <table:table-cell office:value-type="float" office:value="29.96" calcext:value-type="float">
            <text:p>29.96</text:p>
          </table:table-cell>
          <table:table-cell table:number-columns-repeated="2"/>
          <table:table-cell office:value-type="string" calcext:value-type="string">
            <text:p>2019021320190213.grid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string" calcext:value-type="string">
            <text:p>2019012820190128.grid</text:p>
          </table:table-cell>
          <table:table-cell office:value-type="float" office:value="29.28" calcext:value-type="float">
            <text:p>29.28</text:p>
          </table:table-cell>
          <table:table-cell table:number-columns-repeated="2"/>
          <table:table-cell office:value-type="string" calcext:value-type="string">
            <text:p>2019021220190212.grid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2019012920190129.grid</text:p>
          </table:table-cell>
          <table:table-cell office:value-type="float" office:value="26.48" calcext:value-type="float">
            <text:p>26.48</text:p>
          </table:table-cell>
          <table:table-cell table:number-columns-repeated="2"/>
          <table:table-cell office:value-type="string" calcext:value-type="string">
            <text:p>2019021120190211.grid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string" calcext:value-type="string">
            <text:p>2019013020190130.grid</text:p>
          </table:table-cell>
          <table:table-cell office:value-type="float" office:value="24.32" calcext:value-type="float">
            <text:p>24.32</text:p>
          </table:table-cell>
          <table:table-cell table:number-columns-repeated="2"/>
          <table:table-cell office:value-type="string" calcext:value-type="string">
            <text:p>2019021020190210.grid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2019013120190131.grid</text:p>
          </table:table-cell>
          <table:table-cell office:value-type="float" office:value="26.44" calcext:value-type="float">
            <text:p>26.44</text:p>
          </table:table-cell>
          <table:table-cell table:number-columns-repeated="2"/>
          <table:table-cell office:value-type="string" calcext:value-type="string">
            <text:p>2019020920190209.grid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string" calcext:value-type="string">
            <text:p>2019020120190201.grid</text:p>
          </table:table-cell>
          <table:table-cell office:value-type="float" office:value="24.14" calcext:value-type="float">
            <text:p>24.14</text:p>
          </table:table-cell>
          <table:table-cell table:number-columns-repeated="2"/>
          <table:table-cell office:value-type="string" calcext:value-type="string">
            <text:p>2019020820190208.grid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string" calcext:value-type="string">
            <text:p>2019020220190202.grid</text:p>
          </table:table-cell>
          <table:table-cell office:value-type="float" office:value="23.13" calcext:value-type="float">
            <text:p>23.13</text:p>
          </table:table-cell>
          <table:table-cell table:number-columns-repeated="2"/>
          <table:table-cell office:value-type="string" calcext:value-type="string">
            <text:p>2019020720190207.grid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string" calcext:value-type="string">
            <text:p>2019020320190203.grid</text:p>
          </table:table-cell>
          <table:table-cell office:value-type="float" office:value="17.11" calcext:value-type="float">
            <text:p>17.11</text:p>
          </table:table-cell>
          <table:table-cell table:number-columns-repeated="2"/>
          <table:table-cell office:value-type="string" calcext:value-type="string">
            <text:p>2019020620190206.grid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2019020420190204.grid</text:p>
          </table:table-cell>
          <table:table-cell office:value-type="float" office:value="20.13" calcext:value-type="float">
            <text:p>20.13</text:p>
          </table:table-cell>
          <table:table-cell table:number-columns-repeated="2"/>
          <table:table-cell office:value-type="string" calcext:value-type="string">
            <text:p>2019020520190205.grid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string" calcext:value-type="string">
            <text:p>2019020520190205.grid</text:p>
          </table:table-cell>
          <table:table-cell office:value-type="float" office:value="22.04" calcext:value-type="float">
            <text:p>22.04</text:p>
          </table:table-cell>
          <table:table-cell table:number-columns-repeated="2"/>
          <table:table-cell office:value-type="string" calcext:value-type="string">
            <text:p>2019020420190204.grid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string" calcext:value-type="string">
            <text:p>2019020620190206.grid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string" calcext:value-type="string">
            <text:p>2019020320190203.grid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string" calcext:value-type="string">
            <text:p>2019020720190207.grid</text:p>
          </table:table-cell>
          <table:table-cell office:value-type="float" office:value="18.26" calcext:value-type="float">
            <text:p>18.26</text:p>
          </table:table-cell>
          <table:table-cell table:number-columns-repeated="2"/>
          <table:table-cell office:value-type="string" calcext:value-type="string">
            <text:p>2019020220190202.grid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string" calcext:value-type="string">
            <text:p>2019020820190208.grid</text:p>
          </table:table-cell>
          <table:table-cell office:value-type="float" office:value="17.09" calcext:value-type="float">
            <text:p>17.09</text:p>
          </table:table-cell>
          <table:table-cell table:number-columns-repeated="2"/>
          <table:table-cell office:value-type="string" calcext:value-type="string">
            <text:p>2019020120190201.grid</text:p>
          </table:table-cell>
          <table:table-cell office:value-type="float" office:value="24.14" calcext:value-type="float">
            <text:p>24.14</text:p>
          </table:table-cell>
        </table:table-row>
        <table:table-row table:style-name="ro1">
          <table:table-cell office:value-type="string" calcext:value-type="string">
            <text:p>2019020920190209.grid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  <table:table-cell office:value-type="string" calcext:value-type="string">
            <text:p>2019013120190131.grid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2019021020190210.grid</text:p>
          </table:table-cell>
          <table:table-cell office:value-type="float" office:value="26.2" calcext:value-type="float">
            <text:p>26.2</text:p>
          </table:table-cell>
          <table:table-cell table:number-columns-repeated="2"/>
          <table:table-cell office:value-type="string" calcext:value-type="string">
            <text:p>2019013020190130.grid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string" calcext:value-type="string">
            <text:p>2019021120190211.grid</text:p>
          </table:table-cell>
          <table:table-cell office:value-type="float" office:value="25.12" calcext:value-type="float">
            <text:p>25.12</text:p>
          </table:table-cell>
          <table:table-cell table:number-columns-repeated="2"/>
          <table:table-cell office:value-type="string" calcext:value-type="string">
            <text:p>2019012920190129.grid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string" calcext:value-type="string">
            <text:p>2019021220190212.grid</text:p>
          </table:table-cell>
          <table:table-cell office:value-type="float" office:value="27.2" calcext:value-type="float">
            <text:p>27.2</text:p>
          </table:table-cell>
          <table:table-cell table:number-columns-repeated="2"/>
          <table:table-cell office:value-type="string" calcext:value-type="string">
            <text:p>2019012820190128.grid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2019021320190213.grid</text:p>
          </table:table-cell>
          <table:table-cell office:value-type="float" office:value="28.13" calcext:value-type="float">
            <text:p>28.13</text:p>
          </table:table-cell>
          <table:table-cell table:number-columns-repeated="2"/>
          <table:table-cell office:value-type="string" calcext:value-type="string">
            <text:p>2019012720190127.grid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2019021420190214.grid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string" calcext:value-type="string">
            <text:p>2019012620190126.grid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string" calcext:value-type="string">
            <text:p>2019021520190215.grid</text:p>
          </table:table-cell>
          <table:table-cell office:value-type="float" office:value="23.61" calcext:value-type="float">
            <text:p>23.61</text:p>
          </table:table-cell>
          <table:table-cell table:number-columns-repeated="2"/>
          <table:table-cell office:value-type="string" calcext:value-type="string">
            <text:p>2019012520190125.grid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string" calcext:value-type="string">
            <text:p>2019021620190216.grid</text:p>
          </table:table-cell>
          <table:table-cell office:value-type="float" office:value="19.21" calcext:value-type="float">
            <text:p>19.21</text:p>
          </table:table-cell>
          <table:table-cell table:number-columns-repeated="2"/>
          <table:table-cell office:value-type="string" calcext:value-type="string">
            <text:p>2019012420190124.grid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string" calcext:value-type="string">
            <text:p>2019021720190217.gri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019012320190123.grid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2019021820190218.grid</text:p>
          </table:table-cell>
          <table:table-cell office:value-type="float" office:value="24.95" calcext:value-type="float">
            <text:p>24.95</text:p>
          </table:table-cell>
          <table:table-cell table:number-columns-repeated="2"/>
          <table:table-cell office:value-type="string" calcext:value-type="string">
            <text:p>2019012220190122.grid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string" calcext:value-type="string">
            <text:p>2019021920190219.grid</text:p>
          </table:table-cell>
          <table:table-cell office:value-type="float" office:value="27.69" calcext:value-type="float">
            <text:p>27.69</text:p>
          </table:table-cell>
          <table:table-cell table:number-columns-repeated="2"/>
          <table:table-cell office:value-type="string" calcext:value-type="string">
            <text:p>2019012120190121.grid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2020190120.grid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920190119.grid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820190118.grid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720190117.grid</text:p>
          </table:table-cell>
          <table:table-cell office:value-type="float" office:value="26.18" calcext:value-type="float">
            <text:p>26.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620190116.grid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520190115.grid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420190114.grid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19011320190113.grid</text:p>
          </table:table-cell>
          <table:table-cell office:value-type="float" office:value="28.69" calcext:value-type="float">
            <text:p>28.69</text:p>
          </table:table-cell>
        </table:table-row>
      </table:table>
      <table:named-expressions/>
      <table:database-ranges>
        <table:database-range table:name="__Anonymous_Sheet_DB__2" table:target-range-address="Sheet3.E1:Sheet3.F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20:54.75459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4:02:43.080250718</meta:creation-date>
    <dc:date>2020-05-12T15:14:17.925400049</dc:date>
    <meta:editing-duration>PT35M3S</meta:editing-duration>
    <meta:editing-cycles>10</meta:editing-cycles>
    <meta:generator>LibreOffice/6.4.2.2$Linux_X86_64 LibreOffice_project/40$Build-2</meta:generator>
    <meta:document-statistic meta:table-count="3" meta:cell-count="8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" loext:regression-extrapolate-backward="200" loext:regression-force-intercept="false" loext:regression-intercept-value="0" chart:regression-type="linear"/>
      <style:graphic-properties svg:stroke-width="0.2cm" svg:stroke-color="#004586" svg:stroke-opacity="70%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36cm" svg:height="9.564cm" xlink:href=".." xlink:type="simple" chart:class="chart:scatter" chart:style-name="ch1">
        <chart:legend chart:legend-position="end" svg:x="10.844cm" svg:y="4.234cm" style:legend-expansion="high" chart:style-name="ch2"/>
        <chart:plot-area chart:style-name="ch3" table:cell-range-address="Sheet1.B6:Sheet1.C53" chart:data-source-has-labels="both" svg:x="1.353cm" svg:y="0.191cm" svg:width="9.149cm" svg:height="8.201cm">
          <chartooo:coordinate-region svg:x="1.974cm" svg:y="0.39cm" svg:width="8.155cm" svg:height="7.355cm"/>
          <chart:axis chart:dimension="x" chart:name="primary-x" chart:style-name="ch4" chartooo:axis-type="auto">
            <chart:title svg:x="5.102cm" svg:y="8.583cm" chart:style-name="ch5">
              <text:p>Power/day</text:p>
            </chart:title>
            <chart:categories table:cell-range-address="Sheet1.B7:Sheet1.B53"/>
          </chart:axis>
          <chart:axis chart:dimension="y" chart:name="primary-y" chart:style-name="ch4">
            <chart:title svg:x="0.451cm" svg:y="5.354cm" chart:style-name="ch6">
              <text:p>Insolation/day</text:p>
            </chart:title>
            <chart:grid chart:style-name="ch7" chart:class="major"/>
          </chart:axis>
          <chart:series chart:style-name="ch8" chart:values-cell-range-address="Sheet1.C7:Sheet1.C53" chart:label-cell-address="Sheet1.C6:Sheet1.C6" chart:class="chart:scatter">
            <chart:domain table:cell-range-address="Sheet1.B7:Sheet1.B53"/>
            <chart:regression-curve chart:style-name="ch9">
              <chart:equation chart:display-equation="true" chart:display-r-square="true" chart:style-name="ch10"/>
            </chart:regression-curve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insolation (MJ/m2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598.343">
                <text:p>598.343</text:p>
                <draw:g>
                  <svg:desc>Sheet1.B7:Sheet1.B53</svg:desc>
                </draw:g>
              </table:table-cell>
              <table:table-cell office:value-type="float" office:value="NaN">
                <text:p>NaN</text:p>
                <draw:g>
                  <svg:desc>Sheet1.C7:Sheet1.C53</svg:desc>
                </draw:g>
              </table:table-cell>
            </table:table-row>
            <table:table-row>
              <table:table-cell office:value-type="float" office:value="816.328">
                <text:p>816.328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750.734">
                <text:p>750.734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float" office:value="967.765">
                <text:p>967.765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924.031">
                <text:p>924.03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1170.078">
                <text:p>1170.07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950.515">
                <text:p>950.51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float" office:value="1113.64">
                <text:p>1113.64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float" office:value="1390.39">
                <text:p>1390.39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1454.265">
                <text:p>1454.265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float" office:value="1194.984">
                <text:p>1194.984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float" office:value="1247.828">
                <text:p>1247.8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79.906">
                <text:p>1079.90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1167.578">
                <text:p>1167.578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float" office:value="782.343">
                <text:p>782.34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383.468">
                <text:p>1383.468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float" office:value="1219.671">
                <text:p>1219.67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1182.359">
                <text:p>1182.359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float" office:value="1199.093">
                <text:p>1199.09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366.109">
                <text:p>1366.109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738.14">
                <text:p>738.14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float" office:value="850.953">
                <text:p>850.953</text:p>
              </table:table-cell>
              <table:table-cell office:value-type="float" office:value="18.26">
                <text:p>18.26</text:p>
              </table:table-cell>
            </table:table-row>
            <table:table-row>
              <table:table-cell office:value-type="float" office:value="933.625">
                <text:p>933.625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899.546">
                <text:p>899.546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float" office:value="968.921">
                <text:p>968.921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float" office:value="1499.421">
                <text:p>1499.421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float" office:value="1286.546">
                <text:p>1286.546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float" office:value="605.625">
                <text:p>605.625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float" office:value="1511.796">
                <text:p>1511.796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1391.906">
                <text:p>1391.906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float" office:value="1302.656">
                <text:p>1302.656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float" office:value="1276.765">
                <text:p>1276.765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289.234">
                <text:p>1289.234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float" office:value="1242.109">
                <text:p>1242.109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float" office:value="1395.343">
                <text:p>1395.343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float" office:value="1416.312">
                <text:p>1416.312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float" office:value="1582.687">
                <text:p>1582.68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1418.953">
                <text:p>1418.95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487.937">
                <text:p>1487.937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float" office:value="1372.375">
                <text:p>1372.375</text:p>
              </table:table-cell>
              <table:table-cell office:value-type="float" office:value="28.69">
                <text:p>28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" loext:regression-extrapolate-backward="200" loext:regression-force-intercept="false" loext:regression-intercept-value="0" chart:regression-type="linear"/>
      <style:graphic-properties svg:stroke-width="0.2cm" svg:stroke-color="#004586" svg:stroke-opacity="70%"/>
    </style:style>
    <style:style style:name="ch10" style:family="chart" style:data-style-name="N109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6cm" svg:height="9.564cm" xlink:href=".." xlink:type="simple" chart:class="chart:scatter" chart:style-name="ch1">
        <chart:legend chart:legend-position="end" svg:x="10.844cm" svg:y="4.234cm" style:legend-expansion="high" chart:style-name="ch2"/>
        <chart:plot-area chart:style-name="ch3" table:cell-range-address="Sheet1.B6:Sheet1.C53" chart:data-source-has-labels="both" svg:x="1.353cm" svg:y="0.191cm" svg:width="9.149cm" svg:height="8.201cm">
          <chartooo:coordinate-region svg:x="2.16cm" svg:y="0.39cm" svg:width="7.97cm" svg:height="7.355cm"/>
          <chart:axis chart:dimension="x" chart:name="primary-x" chart:style-name="ch4" chartooo:axis-type="auto">
            <chart:title svg:x="4.864cm" svg:y="8.583cm" chart:style-name="ch5">
              <text:p>Insolation/day</text:p>
            </chart:title>
            <chart:categories table:cell-range-address="Sheet1.B7:Sheet1.B53"/>
          </chart:axis>
          <chart:axis chart:dimension="y" chart:name="primary-y" chart:style-name="ch4">
            <chart:title svg:x="0.451cm" svg:y="5.116cm" chart:style-name="ch6">
              <text:p>Power/day</text:p>
            </chart:title>
            <chart:grid chart:style-name="ch7" chart:class="major"/>
          </chart:axis>
          <chart:series chart:style-name="ch8" chart:values-cell-range-address="Sheet1.B7:Sheet1.B53" chart:label-cell-address="Sheet1.C6:Sheet1.C6" chart:class="chart:scatter">
            <chart:domain table:cell-range-address="Sheet1.C7:Sheet1.C53"/>
            <chart:regression-curve chart:style-name="ch9">
              <chart:equation chart:display-equation="true" chart:display-r-square="true" chart:style-name="ch10"/>
            </chart:regression-curve>
            <chart:data-point chart:repeated="3"/>
            <chart:data-point chart:style-name="ch11"/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ily insolation (MJ/m2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598.343">
                <text:p>598.343</text:p>
                <draw:g>
                  <svg:desc>Sheet1.B7:Sheet1.B53</svg:desc>
                </draw:g>
              </table:table-cell>
              <table:table-cell office:value-type="float" office:value="NaN">
                <text:p>NaN</text:p>
                <draw:g>
                  <svg:desc>Sheet1.C7:Sheet1.C53</svg:desc>
                </draw:g>
              </table:table-cell>
              <table:table-cell office:value-type="float" office:value="598.343">
                <text:p>598.343</text:p>
                <draw:g>
                  <svg:desc>Sheet1.B7:Sheet1.B53</svg:desc>
                </draw:g>
              </table:table-cell>
            </table:table-row>
            <table:table-row>
              <table:table-cell office:value-type="float" office:value="816.328">
                <text:p>816.328</text:p>
              </table:table-cell>
              <table:table-cell office:value-type="float" office:value="16.03">
                <text:p>16.03</text:p>
              </table:table-cell>
              <table:table-cell office:value-type="float" office:value="816.328">
                <text:p>816.328</text:p>
              </table:table-cell>
            </table:table-row>
            <table:table-row>
              <table:table-cell office:value-type="float" office:value="750.734">
                <text:p>750.734</text:p>
              </table:table-cell>
              <table:table-cell office:value-type="float" office:value="17.57">
                <text:p>17.57</text:p>
              </table:table-cell>
              <table:table-cell office:value-type="float" office:value="750.734">
                <text:p>750.734</text:p>
              </table:table-cell>
            </table:table-row>
            <table:table-row>
              <table:table-cell office:value-type="float" office:value="967.765">
                <text:p>967.765</text:p>
              </table:table-cell>
              <table:table-cell office:value-type="float" office:value="12.71">
                <text:p>12.71</text:p>
              </table:table-cell>
              <table:table-cell office:value-type="float" office:value="967.765">
                <text:p>967.765</text:p>
              </table:table-cell>
            </table:table-row>
            <table:table-row>
              <table:table-cell office:value-type="float" office:value="924.031">
                <text:p>924.031</text:p>
              </table:table-cell>
              <table:table-cell office:value-type="float" office:value="20.82">
                <text:p>20.82</text:p>
              </table:table-cell>
              <table:table-cell office:value-type="float" office:value="924.031">
                <text:p>924.031</text:p>
              </table:table-cell>
            </table:table-row>
            <table:table-row>
              <table:table-cell office:value-type="float" office:value="1170.078">
                <text:p>1170.078</text:p>
              </table:table-cell>
              <table:table-cell office:value-type="float" office:value="19.52">
                <text:p>19.52</text:p>
              </table:table-cell>
              <table:table-cell office:value-type="float" office:value="1170.078">
                <text:p>1170.078</text:p>
              </table:table-cell>
            </table:table-row>
            <table:table-row>
              <table:table-cell office:value-type="float" office:value="950.515">
                <text:p>950.515</text:p>
              </table:table-cell>
              <table:table-cell office:value-type="float" office:value="18.23">
                <text:p>18.23</text:p>
              </table:table-cell>
              <table:table-cell office:value-type="float" office:value="950.515">
                <text:p>950.515</text:p>
              </table:table-cell>
            </table:table-row>
            <table:table-row>
              <table:table-cell office:value-type="float" office:value="1113.64">
                <text:p>1113.64</text:p>
              </table:table-cell>
              <table:table-cell office:value-type="float" office:value="21.59">
                <text:p>21.59</text:p>
              </table:table-cell>
              <table:table-cell office:value-type="float" office:value="1113.64">
                <text:p>1113.64</text:p>
              </table:table-cell>
            </table:table-row>
            <table:table-row>
              <table:table-cell office:value-type="float" office:value="1390.39">
                <text:p>1390.39</text:p>
              </table:table-cell>
              <table:table-cell office:value-type="float" office:value="27.32">
                <text:p>27.32</text:p>
              </table:table-cell>
              <table:table-cell office:value-type="float" office:value="1390.39">
                <text:p>1390.39</text:p>
              </table:table-cell>
            </table:table-row>
            <table:table-row>
              <table:table-cell office:value-type="float" office:value="1454.265">
                <text:p>1454.265</text:p>
              </table:table-cell>
              <table:table-cell office:value-type="float" office:value="27.69">
                <text:p>27.69</text:p>
              </table:table-cell>
              <table:table-cell office:value-type="float" office:value="1454.265">
                <text:p>1454.265</text:p>
              </table:table-cell>
            </table:table-row>
            <table:table-row>
              <table:table-cell office:value-type="float" office:value="1194.984">
                <text:p>1194.984</text:p>
              </table:table-cell>
              <table:table-cell office:value-type="float" office:value="24.95">
                <text:p>24.95</text:p>
              </table:table-cell>
              <table:table-cell office:value-type="float" office:value="1194.984">
                <text:p>1194.984</text:p>
              </table:table-cell>
            </table:table-row>
            <table:table-row>
              <table:table-cell office:value-type="float" office:value="1247.828">
                <text:p>1247.828</text:p>
              </table:table-cell>
              <table:table-cell office:value-type="float" office:value="26">
                <text:p>26</text:p>
              </table:table-cell>
              <table:table-cell office:value-type="float" office:value="1247.828">
                <text:p>1247.828</text:p>
              </table:table-cell>
            </table:table-row>
            <table:table-row>
              <table:table-cell office:value-type="float" office:value="1079.906">
                <text:p>1079.906</text:p>
              </table:table-cell>
              <table:table-cell office:value-type="float" office:value="19.21">
                <text:p>19.21</text:p>
              </table:table-cell>
              <table:table-cell office:value-type="float" office:value="1079.906">
                <text:p>1079.906</text:p>
              </table:table-cell>
            </table:table-row>
            <table:table-row>
              <table:table-cell office:value-type="float" office:value="1167.578">
                <text:p>1167.578</text:p>
              </table:table-cell>
              <table:table-cell office:value-type="float" office:value="23.61">
                <text:p>23.61</text:p>
              </table:table-cell>
              <table:table-cell office:value-type="float" office:value="1167.578">
                <text:p>1167.578</text:p>
              </table:table-cell>
            </table:table-row>
            <table:table-row>
              <table:table-cell office:value-type="float" office:value="782.343">
                <text:p>782.343</text:p>
              </table:table-cell>
              <table:table-cell office:value-type="float" office:value="15.8">
                <text:p>15.8</text:p>
              </table:table-cell>
              <table:table-cell office:value-type="float" office:value="782.343">
                <text:p>782.343</text:p>
              </table:table-cell>
            </table:table-row>
            <table:table-row>
              <table:table-cell office:value-type="float" office:value="1383.468">
                <text:p>1383.468</text:p>
              </table:table-cell>
              <table:table-cell office:value-type="float" office:value="28.13">
                <text:p>28.13</text:p>
              </table:table-cell>
              <table:table-cell office:value-type="float" office:value="1383.468">
                <text:p>1383.468</text:p>
              </table:table-cell>
            </table:table-row>
            <table:table-row>
              <table:table-cell office:value-type="float" office:value="1219.671">
                <text:p>1219.671</text:p>
              </table:table-cell>
              <table:table-cell office:value-type="float" office:value="27.2">
                <text:p>27.2</text:p>
              </table:table-cell>
              <table:table-cell office:value-type="float" office:value="1219.671">
                <text:p>1219.671</text:p>
              </table:table-cell>
            </table:table-row>
            <table:table-row>
              <table:table-cell office:value-type="float" office:value="1182.359">
                <text:p>1182.359</text:p>
              </table:table-cell>
              <table:table-cell office:value-type="float" office:value="25.12">
                <text:p>25.12</text:p>
              </table:table-cell>
              <table:table-cell office:value-type="float" office:value="1182.359">
                <text:p>1182.359</text:p>
              </table:table-cell>
            </table:table-row>
            <table:table-row>
              <table:table-cell office:value-type="float" office:value="1199.093">
                <text:p>1199.093</text:p>
              </table:table-cell>
              <table:table-cell office:value-type="float" office:value="26.2">
                <text:p>26.2</text:p>
              </table:table-cell>
              <table:table-cell office:value-type="float" office:value="1199.093">
                <text:p>1199.093</text:p>
              </table:table-cell>
            </table:table-row>
            <table:table-row>
              <table:table-cell office:value-type="float" office:value="1366.109">
                <text:p>1366.109</text:p>
              </table:table-cell>
              <table:table-cell office:value-type="float" office:value="28.25">
                <text:p>28.25</text:p>
              </table:table-cell>
              <table:table-cell office:value-type="float" office:value="1366.109">
                <text:p>1366.109</text:p>
              </table:table-cell>
            </table:table-row>
            <table:table-row>
              <table:table-cell office:value-type="float" office:value="738.14">
                <text:p>738.14</text:p>
              </table:table-cell>
              <table:table-cell office:value-type="float" office:value="17.09">
                <text:p>17.09</text:p>
              </table:table-cell>
              <table:table-cell office:value-type="float" office:value="738.14">
                <text:p>738.14</text:p>
              </table:table-cell>
            </table:table-row>
            <table:table-row>
              <table:table-cell office:value-type="float" office:value="850.953">
                <text:p>850.953</text:p>
              </table:table-cell>
              <table:table-cell office:value-type="float" office:value="18.26">
                <text:p>18.26</text:p>
              </table:table-cell>
              <table:table-cell office:value-type="float" office:value="850.953">
                <text:p>850.953</text:p>
              </table:table-cell>
            </table:table-row>
            <table:table-row>
              <table:table-cell office:value-type="float" office:value="933.625">
                <text:p>933.625</text:p>
              </table:table-cell>
              <table:table-cell office:value-type="float" office:value="19.3">
                <text:p>19.3</text:p>
              </table:table-cell>
              <table:table-cell office:value-type="float" office:value="933.625">
                <text:p>933.625</text:p>
              </table:table-cell>
            </table:table-row>
            <table:table-row>
              <table:table-cell office:value-type="float" office:value="899.546">
                <text:p>899.546</text:p>
              </table:table-cell>
              <table:table-cell office:value-type="float" office:value="22.04">
                <text:p>22.04</text:p>
              </table:table-cell>
              <table:table-cell office:value-type="float" office:value="899.546">
                <text:p>899.546</text:p>
              </table:table-cell>
            </table:table-row>
            <table:table-row>
              <table:table-cell office:value-type="float" office:value="968.921">
                <text:p>968.921</text:p>
              </table:table-cell>
              <table:table-cell office:value-type="float" office:value="20.13">
                <text:p>20.13</text:p>
              </table:table-cell>
              <table:table-cell office:value-type="float" office:value="968.921">
                <text:p>968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1">
                <text:p>1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4">
                <text:p>2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4">
                <text:p>26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2">
                <text:p>2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">
                <text:p>2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8">
                <text:p>2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9.421">
                <text:p>1499.421</text:p>
              </table:table-cell>
              <table:table-cell office:value-type="float" office:value="29.96">
                <text:p>29.96</text:p>
              </table:table-cell>
              <table:table-cell office:value-type="float" office:value="1499.421">
                <text:p>1499.421</text:p>
              </table:table-cell>
            </table:table-row>
            <table:table-row>
              <table:table-cell office:value-type="float" office:value="1286.546">
                <text:p>1286.546</text:p>
              </table:table-cell>
              <table:table-cell office:value-type="float" office:value="27.65">
                <text:p>27.65</text:p>
              </table:table-cell>
              <table:table-cell office:value-type="float" office:value="1286.546">
                <text:p>1286.546</text:p>
              </table:table-cell>
            </table:table-row>
            <table:table-row>
              <table:table-cell office:value-type="float" office:value="605.625">
                <text:p>605.625</text:p>
              </table:table-cell>
              <table:table-cell office:value-type="float" office:value="23.61">
                <text:p>23.61</text:p>
              </table:table-cell>
              <table:table-cell office:value-type="float" office:value="605.625">
                <text:p>605.625</text:p>
              </table:table-cell>
            </table:table-row>
            <table:table-row>
              <table:table-cell office:value-type="float" office:value="1511.796">
                <text:p>1511.796</text:p>
              </table:table-cell>
              <table:table-cell office:value-type="float" office:value="28.65">
                <text:p>28.65</text:p>
              </table:table-cell>
              <table:table-cell office:value-type="float" office:value="1511.796">
                <text:p>1511.796</text:p>
              </table:table-cell>
            </table:table-row>
            <table:table-row>
              <table:table-cell office:value-type="float" office:value="1391.906">
                <text:p>1391.906</text:p>
              </table:table-cell>
              <table:table-cell office:value-type="float" office:value="28.66">
                <text:p>28.66</text:p>
              </table:table-cell>
              <table:table-cell office:value-type="float" office:value="1391.906">
                <text:p>1391.906</text:p>
              </table:table-cell>
            </table:table-row>
            <table:table-row>
              <table:table-cell office:value-type="float" office:value="1302.656">
                <text:p>1302.656</text:p>
              </table:table-cell>
              <table:table-cell office:value-type="float" office:value="24.83">
                <text:p>24.83</text:p>
              </table:table-cell>
              <table:table-cell office:value-type="float" office:value="1302.656">
                <text:p>1302.656</text:p>
              </table:table-cell>
            </table:table-row>
            <table:table-row>
              <table:table-cell office:value-type="float" office:value="1276.765">
                <text:p>1276.765</text:p>
              </table:table-cell>
              <table:table-cell office:value-type="float" office:value="27.03">
                <text:p>27.03</text:p>
              </table:table-cell>
              <table:table-cell office:value-type="float" office:value="1276.765">
                <text:p>1276.765</text:p>
              </table:table-cell>
            </table:table-row>
            <table:table-row>
              <table:table-cell office:value-type="float" office:value="1289.234">
                <text:p>1289.234</text:p>
              </table:table-cell>
              <table:table-cell office:value-type="float" office:value="27.91">
                <text:p>27.91</text:p>
              </table:table-cell>
              <table:table-cell office:value-type="float" office:value="1289.234">
                <text:p>1289.234</text:p>
              </table:table-cell>
            </table:table-row>
            <table:table-row>
              <table:table-cell office:value-type="float" office:value="1242.109">
                <text:p>1242.109</text:p>
              </table:table-cell>
              <table:table-cell office:value-type="float" office:value="25.78">
                <text:p>25.78</text:p>
              </table:table-cell>
              <table:table-cell office:value-type="float" office:value="1242.109">
                <text:p>1242.109</text:p>
              </table:table-cell>
            </table:table-row>
            <table:table-row>
              <table:table-cell office:value-type="float" office:value="1395.343">
                <text:p>1395.343</text:p>
              </table:table-cell>
              <table:table-cell office:value-type="float" office:value="27.47">
                <text:p>27.47</text:p>
              </table:table-cell>
              <table:table-cell office:value-type="float" office:value="1395.343">
                <text:p>1395.343</text:p>
              </table:table-cell>
            </table:table-row>
            <table:table-row>
              <table:table-cell office:value-type="float" office:value="1416.312">
                <text:p>1416.312</text:p>
              </table:table-cell>
              <table:table-cell office:value-type="float" office:value="26.18">
                <text:p>26.18</text:p>
              </table:table-cell>
              <table:table-cell office:value-type="float" office:value="1416.312">
                <text:p>1416.312</text:p>
              </table:table-cell>
            </table:table-row>
            <table:table-row>
              <table:table-cell office:value-type="float" office:value="1582.687">
                <text:p>1582.687</text:p>
              </table:table-cell>
              <table:table-cell office:value-type="float" office:value="30.9">
                <text:p>30.9</text:p>
              </table:table-cell>
              <table:table-cell office:value-type="float" office:value="1582.687">
                <text:p>1582.687</text:p>
              </table:table-cell>
            </table:table-row>
            <table:table-row>
              <table:table-cell office:value-type="float" office:value="1418.953">
                <text:p>1418.953</text:p>
              </table:table-cell>
              <table:table-cell office:value-type="float" office:value="28.9">
                <text:p>28.9</text:p>
              </table:table-cell>
              <table:table-cell office:value-type="float" office:value="1418.953">
                <text:p>1418.953</text:p>
              </table:table-cell>
            </table:table-row>
            <table:table-row>
              <table:table-cell office:value-type="float" office:value="1487.937">
                <text:p>1487.937</text:p>
              </table:table-cell>
              <table:table-cell office:value-type="float" office:value="29.19">
                <text:p>29.19</text:p>
              </table:table-cell>
              <table:table-cell office:value-type="float" office:value="1487.937">
                <text:p>1487.937</text:p>
              </table:table-cell>
            </table:table-row>
            <table:table-row>
              <table:table-cell office:value-type="float" office:value="1372.375">
                <text:p>1372.375</text:p>
              </table:table-cell>
              <table:table-cell office:value-type="float" office:value="28.69">
                <text:p>28.69</text:p>
              </table:table-cell>
              <table:table-cell office:value-type="float" office:value="1372.375">
                <text:p>1372.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